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10000020C2DF81CC652AD275C.png" manifest:media-type="image/png"/>
  <manifest:file-entry manifest:full-path="Pictures/100002010000029200000224C27E053BC4750A96.png" manifest:media-type="image/png"/>
  <manifest:file-entry manifest:full-path="Pictures/100002010000028E000001F5C5D278D9E6C53A06.png" manifest:media-type="image/png"/>
  <manifest:file-entry manifest:full-path="Pictures/100002010000029D0000022D39BCC620DC99933D.png" manifest:media-type="image/png"/>
  <manifest:file-entry manifest:full-path="Pictures/1000020100000295000002242498418D823BF6A2.png" manifest:media-type="image/png"/>
  <manifest:file-entry manifest:full-path="Pictures/100002010000029B00000214FDA409C8E5881DA9.png" manifest:media-type="image/png"/>
  <manifest:file-entry manifest:full-path="Pictures/10000201000002940000020CA2E767A8AEA11443.png" manifest:media-type="image/png"/>
  <manifest:file-entry manifest:full-path="Pictures/100002010000029D0000022D3933510672E117DB.png" manifest:media-type="image/png"/>
  <manifest:file-entry manifest:full-path="Pictures/1000000000000500000003C0B88274F06591C71D.jpg" manifest:media-type="image/jpeg"/>
  <manifest:file-entry manifest:full-path="Pictures/100002010000029500000224322BB9BE8BFDAB9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EXAMPLES: Organized, Unorganized</text:p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4" draw:layer="layout" svg:width="25.199cm" svg:height="9.134cm" svg:x="1.4cm" svg:y="3.685cm" presentation:class="subtitle" presentation:placeholder="true">
          <draw:text-box/>
        </draw:frame>
        <draw:frame draw:style-name="gr2" draw:text-style-name="P5" draw:layer="layout" svg:width="17.488cm" svg:height="14.498cm" svg:x="5.842cm" svg:y="0.254cm">
          <draw:image xlink:href="Pictures/100002010000029500000224322BB9BE8BFDAB9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 text:style-name="P6"><text:span text:style-name="T1">EXAMPLES: Milling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2" draw:text-style-name="P5" draw:layer="layout" svg:width="20.999cm" svg:height="15.749cm" svg:x="3.131cm" svg:y="0cm">
          <draw:image xlink:href="Pictures/1000000000000500000003C0B88274F06591C71D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2" draw:text-style-name="P5" draw:layer="layout" svg:width="17.7cm" svg:height="14.736cm" svg:x="5.842cm" svg:y="0.504cm">
          <draw:image xlink:href="Pictures/100002010000029D0000022D3933510672E117DB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2" draw:text-style-name="P5" draw:layer="layout" svg:width="17.462cm" svg:height="13.863cm" svg:x="5.334cm" svg:y="0.762cm">
          <draw:image xlink:href="Pictures/10000201000002940000020CA2E767A8AEA11443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EXAMPLES: Splintered Swarm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2" draw:text-style-name="P5" draw:layer="layout" svg:width="17.647cm" svg:height="14.075cm" svg:x="5.467cm" svg:y="0.657cm">
          <draw:image xlink:href="Pictures/100002010000029B00000214FDA409C8E5881DA9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2" draw:text-style-name="P5" draw:layer="layout" svg:width="17.488cm" svg:height="14.498cm" svg:x="5.118cm" svg:y="0.254cm">
          <draw:image xlink:href="Pictures/1000020100000295000002242498418D823BF6A2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2" draw:text-style-name="P5" draw:layer="layout" svg:width="17.7cm" svg:height="14.736cm" svg:x="5.922cm" svg:y="0.254cm">
          <draw:image xlink:href="Pictures/100002010000029D0000022D39BCC620DC99933D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2" draw:text-style-name="P5" draw:layer="layout" svg:width="17.303cm" svg:height="13.255cm" svg:x="5.842cm" svg:y="1.016cm">
          <draw:image xlink:href="Pictures/100002010000028E000001F5C5D278D9E6C53A06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2" draw:text-style-name="P5" draw:layer="layout" svg:width="17.409cm" svg:height="14.498cm" svg:x="5.451cm" svg:y="0.488cm">
          <draw:image xlink:href="Pictures/100002010000029200000224C27E053BC4750A96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2" draw:text-style-name="P5" draw:layer="layout" svg:width="17.382cm" svg:height="13.863cm" svg:x="5.842cm" svg:y="0.762cm">
          <draw:image xlink:href="Pictures/10000201000002910000020C2DF81CC652AD275C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3T15:42:17.427231182</meta:creation-date>
    <dc:date>2024-02-26T04:32:09.677172795</dc:date>
    <meta:editing-duration>P2DT12H29M32S</meta:editing-duration>
    <meta:editing-cycles>2</meta:editing-cycles>
    <meta:generator>LibreOffice/6.4.7.2$Linux_X86_64 LibreOffice_project/40$Build-2</meta:generator>
    <meta:document-statistic meta:object-count="79"/>
  </office:meta>
</office:document-meta>
</file>